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ШИФР_СОВЕТА___ просит Вас дать официальный отзыв на диссертацию ___ФИО_в_родительном_падеже___</text:span><text:span text:style-name="T6"> </text:span><text:span text:style-name="T8">«___Тема_диссертации___»</text:span><text:span text:style-name="T5">, представленную к защите на соискание ученой степени доктора/кандидата _______ наук по специальности(ям) _____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____ .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ШИФР_СОВЕТА___ <text:s text:c="44"/>ФИО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8T16:00:41.317310074</dc:date>
    <meta:editing-cycles>16</meta:editing-cycles>
    <meta:editing-duration>PT48M47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1" meta:character-count="1821" meta:non-whitespace-character-count="1493"/>
  </office:meta>
</office:document-meta>
</file>